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4.5563in"/>
    </style:style>
    <style:style style:name="co5" style:family="table-column">
      <style:table-column-properties fo:break-before="auto" style:column-width="13.0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72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72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table:number-columns-repeated="4"/>
          <table:table-cell table:style-name="ce1" office:value-type="string" calcext:value-type="string">
            <text:p>| Date | Ensemble | Event | 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Ensemble Name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Event URL</text:p>
          </table:table-cell>
          <table:table-cell table:style-name="ce1" office:value-type="string" calcext:value-type="string">
            <text:p>| ------------- | ------------- | ------------- | 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3-10-21T19:30:00" calcext:value-type="date">
            <text:p>10/21/2023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American Landscapes: From the New World</text:p>
          </table:table-cell>
          <table:table-cell office:value-type="string" calcext:value-type="string">
            <text:p><text:a xlink:href="https://www.sacphilopera.org/production/american-landscapes/" xlink:type="simple">https://www.sacphilopera.org/production/american-landscapes/</text:a></text:p>
          </table:table-cell>
          <table:table-cell table:formula="of:= &quot;| &quot; &amp; TEXT([.A3];&quot;MM/DD/YYYY HH:MM AM/PM&quot;) &amp; &quot; | &quot; &amp; [.B3] &amp; &quot; | &quot; &amp; &quot;[&quot; &amp; [.C3] &amp; &quot;](&quot; &amp; [.D3] &amp; &quot;){:target=&quot;&quot;&quot;&quot;_blank&quot;&quot;&quot;&quot; rel=&quot;&quot;&quot;&quot;noopener&quot;&quot;&quot;&quot;} | &quot;" office:value-type="string" office:string-value="| 10/21/2023 07:30 PM | Sacramento Philharmonic &amp; Opera | [American Landscapes: From the New World](https://www.sacphilopera.org/production/american-landscapes/){:target=&quot;&quot;_blank&quot;&quot; rel=&quot;&quot;noopener&quot;&quot;} | " calcext:value-type="string">
            <text:p>| 10/21/2023 07:30 PM | Sacramento Philharmonic &amp; Opera | [American Landscapes: From the New World](https://www.sacphilopera.org/production/american-landscapes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18T19:30:00" calcext:value-type="date">
            <text:p>11/18/2023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Brahms’ Stormy Symphony No. 4</text:p>
          </table:table-cell>
          <table:table-cell office:value-type="string" calcext:value-type="string">
            <text:p><text:a xlink:href="https://www.sacphilopera.org/production/brahms-symphony/" xlink:type="simple">https://www.sacphilopera.org/production/brahms-symphony/</text:a></text:p>
          </table:table-cell>
          <table:table-cell table:formula="of:= &quot;| &quot; &amp; TEXT([.A4];&quot;MM/DD/YYYY HH:MM AM/PM&quot;) &amp; &quot; | &quot; &amp; [.B4] &amp; &quot; | &quot; &amp; &quot;[&quot; &amp; [.C4] &amp; &quot;](&quot; &amp; [.D4] &amp; &quot;){:target=&quot;&quot;&quot;&quot;_blank&quot;&quot;&quot;&quot; rel=&quot;&quot;&quot;&quot;noopener&quot;&quot;&quot;&quot;} | &quot;" office:value-type="string" office:string-value="| 11/18/2023 07:30 PM | Sacramento Philharmonic &amp; Opera | [Brahms’ Stormy Symphony No. 4](https://www.sacphilopera.org/production/brahms-symphony/){:target=&quot;&quot;_blank&quot;&quot; rel=&quot;&quot;noopener&quot;&quot;} | " calcext:value-type="string">
            <text:p>| 11/18/2023 07:30 PM | Sacramento Philharmonic &amp; Opera | [Brahms’ Stormy Symphony No. 4](https://www.sacphilopera.org/production/brahms-symphony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1-20T19:30:00" calcext:value-type="date">
            <text:p>01/20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Michelle Cann Plays Rachmaninoff</text:p>
          </table:table-cell>
          <table:table-cell office:value-type="string" calcext:value-type="string">
            <text:p><text:a xlink:href="https://www.sacphilopera.org/production/michelle-plays-rachmaninoff/" xlink:type="simple">https://www.sacphilopera.org/production/michelle-plays-rachmaninoff/</text:a></text:p>
          </table:table-cell>
          <table:table-cell table:formula="of:= &quot;| &quot; &amp; TEXT([.A5];&quot;MM/DD/YYYY HH:MM AM/PM&quot;) &amp; &quot; | &quot; &amp; [.B5] &amp; &quot; | &quot; &amp; &quot;[&quot; &amp; [.C5] &amp; &quot;](&quot; &amp; [.D5] &amp; &quot;){:target=&quot;&quot;&quot;&quot;_blank&quot;&quot;&quot;&quot; rel=&quot;&quot;&quot;&quot;noopener&quot;&quot;&quot;&quot;} | &quot;" office:value-type="string" office:string-value="| 01/20/2024 07:30 PM | Sacramento Philharmonic &amp; Opera | [Michelle Cann Plays Rachmaninoff](https://www.sacphilopera.org/production/michelle-plays-rachmaninoff/){:target=&quot;&quot;_blank&quot;&quot; rel=&quot;&quot;noopener&quot;&quot;} | " calcext:value-type="string">
            <text:p>| 01/20/2024 07:30 PM | Sacramento Philharmonic &amp; Opera | [Michelle Cann Plays Rachmaninoff](https://www.sacphilopera.org/production/michelle-plays-rachmaninoff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2-24T19:30:00" calcext:value-type="date">
            <text:p>02/24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Opera! Die Fledermaus</text:p>
          </table:table-cell>
          <table:table-cell office:value-type="string" calcext:value-type="string">
            <text:p><text:a xlink:href="https://www.sacphilopera.org/production/opera-die-fledermaus/" xlink:type="simple">https://www.sacphilopera.org/production/opera-die-fledermaus/</text:a></text:p>
          </table:table-cell>
          <table:table-cell table:formula="of:= &quot;| &quot; &amp; TEXT([.A6];&quot;MM/DD/YYYY HH:MM AM/PM&quot;) &amp; &quot; | &quot; &amp; [.B6] &amp; &quot; | &quot; &amp; &quot;[&quot; &amp; [.C6] &amp; &quot;](&quot; &amp; [.D6] &amp; &quot;){:target=&quot;&quot;&quot;&quot;_blank&quot;&quot;&quot;&quot; rel=&quot;&quot;&quot;&quot;noopener&quot;&quot;&quot;&quot;} | &quot;" office:value-type="string" office:string-value="| 02/24/2024 07:30 PM | Sacramento Philharmonic &amp; Opera | [Opera! Die Fledermaus](https://www.sacphilopera.org/production/opera-die-fledermaus/){:target=&quot;&quot;_blank&quot;&quot; rel=&quot;&quot;noopener&quot;&quot;} | " calcext:value-type="string">
            <text:p>| 02/24/2024 07:30 PM | Sacramento Philharmonic &amp; Opera | [Opera! Die Fledermaus](https://www.sacphilopera.org/production/opera-die-fledermaus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3-09T19:30:00" calcext:value-type="date">
            <text:p>03/09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Pictures at an Exhibition</text:p>
          </table:table-cell>
          <table:table-cell office:value-type="string" calcext:value-type="string">
            <text:p><text:a xlink:href="https://www.sacphilopera.org/production/pictures-at-an-exhibition/" xlink:type="simple">https://www.sacphilopera.org/production/pictures-at-an-exhibition/</text:a></text:p>
          </table:table-cell>
          <table:table-cell table:formula="of:= &quot;| &quot; &amp; TEXT([.A7];&quot;MM/DD/YYYY HH:MM AM/PM&quot;) &amp; &quot; | &quot; &amp; [.B7] &amp; &quot; | &quot; &amp; &quot;[&quot; &amp; [.C7] &amp; &quot;](&quot; &amp; [.D7] &amp; &quot;){:target=&quot;&quot;&quot;&quot;_blank&quot;&quot;&quot;&quot; rel=&quot;&quot;&quot;&quot;noopener&quot;&quot;&quot;&quot;} | &quot;" office:value-type="string" office:string-value="| 03/09/2024 07:30 PM | Sacramento Philharmonic &amp; Opera | [Pictures at an Exhibition](https://www.sacphilopera.org/production/pictures-at-an-exhibition/){:target=&quot;&quot;_blank&quot;&quot; rel=&quot;&quot;noopener&quot;&quot;} | " calcext:value-type="string">
            <text:p>| 03/09/2024 07:30 PM | Sacramento Philharmonic &amp; Opera | [Pictures at an Exhibition](https://www.sacphilopera.org/production/pictures-at-an-exhibition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4-06T19:30:00" calcext:value-type="date">
            <text:p>04/06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Beethoven and Grieg</text:p>
          </table:table-cell>
          <table:table-cell office:value-type="string" calcext:value-type="string">
            <text:p><text:a xlink:href="https://www.sacphilopera.org/production/beethoven-and-grieg/" xlink:type="simple">https://www.sacphilopera.org/production/beethoven-and-grieg/</text:a></text:p>
          </table:table-cell>
          <table:table-cell table:formula="of:= &quot;| &quot; &amp; TEXT([.A8];&quot;MM/DD/YYYY HH:MM AM/PM&quot;) &amp; &quot; | &quot; &amp; [.B8] &amp; &quot; | &quot; &amp; &quot;[&quot; &amp; [.C8] &amp; &quot;](&quot; &amp; [.D8] &amp; &quot;){:target=&quot;&quot;&quot;&quot;_blank&quot;&quot;&quot;&quot; rel=&quot;&quot;&quot;&quot;noopener&quot;&quot;&quot;&quot;} | &quot;" office:value-type="string" office:string-value="| 04/06/2024 07:30 PM | Sacramento Philharmonic &amp; Opera | [Beethoven and Grieg](https://www.sacphilopera.org/production/beethoven-and-grieg/){:target=&quot;&quot;_blank&quot;&quot; rel=&quot;&quot;noopener&quot;&quot;} | " calcext:value-type="string">
            <text:p>| 04/06/2024 07:30 PM | Sacramento Philharmonic &amp; Opera | [Beethoven and Grieg](https://www.sacphilopera.org/production/beethoven-and-grieg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5-11T19:30:00" calcext:value-type="date">
            <text:p>05/11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Opera! Don Giovanni</text:p>
          </table:table-cell>
          <table:table-cell office:value-type="string" calcext:value-type="string">
            <text:p><text:a xlink:href="https://www.sacphilopera.org/production/opera-don-giovanni/" xlink:type="simple">https://www.sacphilopera.org/production/opera-don-giovanni/</text:a></text:p>
          </table:table-cell>
          <table:table-cell table:formula="of:= &quot;| &quot; &amp; TEXT([.A9];&quot;MM/DD/YYYY HH:MM AM/PM&quot;) &amp; &quot; | &quot; &amp; [.B9] &amp; &quot; | &quot; &amp; &quot;[&quot; &amp; [.C9] &amp; &quot;](&quot; &amp; [.D9] &amp; &quot;){:target=&quot;&quot;&quot;&quot;_blank&quot;&quot;&quot;&quot; rel=&quot;&quot;&quot;&quot;noopener&quot;&quot;&quot;&quot;} | &quot;" office:value-type="string" office:string-value="| 05/11/2024 07:30 PM | Sacramento Philharmonic &amp; Opera | [Opera! Don Giovanni](https://www.sacphilopera.org/production/opera-don-giovanni/){:target=&quot;&quot;_blank&quot;&quot; rel=&quot;&quot;noopener&quot;&quot;} | " calcext:value-type="string">
            <text:p>| 05/11/2024 07:30 PM | Sacramento Philharmonic &amp; Opera | [Opera! Don Giovanni](https://www.sacphilopera.org/production/opera-don-giovanni/){:target=""_blank"" rel=""noopener""} | 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21:27:04.787318988</meta:creation-date>
    <meta:generator>LibreOffice/7.3.7.2$Linux_X86_64 LibreOffice_project/30$Build-2</meta:generator>
    <dc:date>2023-07-16T21:53:37.898630307</dc:date>
    <meta:editing-duration>PT25M11S</meta:editing-duration>
    <meta:editing-cycles>4</meta:editing-cycles>
    <meta:document-statistic meta:table-count="1" meta:cell-count="41" meta:object-count="0"/>
  </office:meta>
</office:document-meta>
</file>